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5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4" style:family="table-row">
      <style:table-row-properties style:min-row-height="0.3174in" fo:keep-together="auto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4" style:family="table-row">
      <style:table-row-properties style:min-row-height="0.3146in" fo:keep-together="auto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5" style:family="table-row">
      <style:table-row-properties style:min-row-height="0.3528in" fo:keep-together="auto"/>
    </style:style>
    <style:style style:name="Таблица4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</style:style>
    <style:style style:name="P15" style:family="paragraph" style:parent-style-name="Table_20_Contents">
      <style:paragraph-properties style:snap-to-layout-grid="false"/>
      <style:text-properties fo:language="en" fo:country="US"/>
    </style:style>
    <style:style style:name="P16" style:family="paragraph" style:parent-style-name="Table_20_Contents">
      <style:paragraph-properties style:snap-to-layout-grid="false"/>
      <style:text-properties fo:language="en" fo:country="US" fo:font-weight="normal" officeooo:rsid="00025717" officeooo:paragraph-rsid="00025717" style:font-weight-asian="normal" style:font-weight-complex="normal"/>
    </style:style>
    <style:style style:name="P17" style:family="paragraph" style:parent-style-name="Table_20_Contents">
      <style:paragraph-properties style:snap-to-layout-grid="false"/>
      <style:text-properties fo:language="en" fo:country="US" officeooo:rsid="00025717" officeooo:paragraph-rsid="00025717"/>
    </style:style>
    <style:style style:name="P18" style:family="paragraph" style:parent-style-name="Table_20_Contents">
      <style:paragraph-properties style:snap-to-layout-grid="false"/>
      <style:text-properties fo:language="en" fo:country="US" officeooo:rsid="00026e49" officeooo:paragraph-rsid="00026e49"/>
    </style:style>
    <style:style style:name="P19" style:family="paragraph" style:parent-style-name="Table_20_Contents">
      <style:paragraph-properties style:snap-to-layout-grid="false"/>
      <style:text-properties fo:language="ru" fo:country="RU"/>
    </style:style>
    <style:style style:name="P20" style:family="paragraph" style:parent-style-name="Table_20_Contents">
      <style:paragraph-properties style:snap-to-layout-grid="false"/>
      <style:text-properties fo:language="ru" fo:country="RU" officeooo:paragraph-rsid="00026e49"/>
    </style:style>
    <style:style style:name="P21" style:family="paragraph" style:parent-style-name="Table_20_Contents">
      <style:paragraph-properties style:snap-to-layout-grid="false"/>
      <style:text-properties fo:language="ru" fo:country="RU" officeooo:rsid="000183f1" officeooo:paragraph-rsid="000183f1"/>
    </style:style>
    <style:style style:name="P22" style:family="paragraph" style:parent-style-name="Table_20_Contents">
      <style:paragraph-properties style:snap-to-layout-grid="false"/>
      <style:text-properties fo:language="ru" fo:country="RU" officeooo:rsid="0001bf6a" officeooo:paragraph-rsid="0001bf6a"/>
    </style:style>
    <style:style style:name="P23" style:family="paragraph" style:parent-style-name="Table_20_Contents">
      <style:paragraph-properties style:snap-to-layout-grid="false"/>
      <style:text-properties fo:language="ru" fo:country="RU" officeooo:rsid="00020337" officeooo:paragraph-rsid="00020337"/>
    </style:style>
    <style:style style:name="P24" style:family="paragraph" style:parent-style-name="Table_20_Contents">
      <style:paragraph-properties style:snap-to-layout-grid="false"/>
      <style:text-properties fo:language="ru" fo:country="RU" officeooo:rsid="00025717" officeooo:paragraph-rsid="00025717"/>
    </style:style>
    <style:style style:name="P25" style:family="paragraph" style:parent-style-name="Table_20_Contents">
      <style:paragraph-properties style:snap-to-layout-grid="false"/>
      <style:text-properties fo:language="ru" fo:country="RU" officeooo:rsid="00026e49" officeooo:paragraph-rsid="00026e49"/>
    </style:style>
    <style:style style:name="P26" style:family="paragraph" style:parent-style-name="Table_20_Contents">
      <style:paragraph-properties style:snap-to-layout-grid="false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bf6a"/>
    </style:style>
    <style:style style:name="T4" style:family="text">
      <style:text-properties officeooo:rsid="000183f1"/>
    </style:style>
    <style:style style:name="T5" style:family="text">
      <style:text-properties officeooo:rsid="0001bf6a"/>
    </style:style>
    <style:style style:name="T6" style:family="text">
      <style:text-properties officeooo:rsid="00020337"/>
    </style:style>
    <style:style style:name="T7" style:family="text">
      <style:text-properties officeooo:rsid="00026e49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ие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1">100%</text:p>
          </table:table-cell>
          <table:table-cell table:style-name="Таблица1.A2" office:value-type="string">
            <text:p text:style-name="P11">200 часов / <text:span text:style-name="T4">280 часов</text:span></text:p>
          </table:table-cell>
          <table:table-cell table:style-name="Таблица1.E15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митинга по нагрузочному тестированию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21">100%</text:p>
          </table:table-cell>
          <table:table-cell table:style-name="Таблица1.A2" office:value-type="string">
            <text:p text:style-name="P11">20 часов / <text:span text:style-name="T4">6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1">100%</text:p>
          </table:table-cell>
          <table:table-cell table:style-name="Таблица1.A2" office:value-type="string">
            <text:p text:style-name="P11">12 часов / <text:span text:style-name="T4">8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21">100%</text:p>
          </table:table-cell>
          <table:table-cell table:style-name="Таблица1.A2" office:value-type="string">
            <text:p text:style-name="P11">1 час / <text:span text:style-name="T4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Новая статья для Blazemeter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21">80%</text:p>
          </table:table-cell>
          <table:table-cell table:style-name="Таблица1.A2" office:value-type="string">
            <text:p text:style-name="P11">12 часов / <text:span text:style-name="T4">13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Встреча 1-1 с В. Дудни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21">100%</text:p>
          </table:table-cell>
          <table:table-cell table:style-name="Таблица1.A2" office:value-type="string">
            <text:p text:style-name="P11">1<text:span text:style-name="T1"> </text:span>час / <text:span text:style-name="T4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1">8 часов / <text:span text:style-name="T5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ПИР для младших тестировщиков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50%</text:p>
          </table:table-cell>
          <table:table-cell table:style-name="Таблица1.A2" office:value-type="string">
            <text:p text:style-name="P9"><text:span text:style-name="T2">2</text:span> <text:span text:style-name="T2">часа / </text:span><text:span text:style-name="T3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9">5 часов / <text:span text:style-name="T5">5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инструкцию по оценке тестирования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0%</text:p>
          </table:table-cell>
          <table:table-cell table:style-name="Таблица1.A2" office:value-type="string">
            <text:p text:style-name="P9"><text:span text:style-name="T2">8</text:span> ча<text:span text:style-name="T2">сов / </text:span><text:span text:style-name="T3">0 часов</text:span></text:p>
          </table:table-cell>
          <table:table-cell table:style-name="Таблица1.E15" office:value-type="string">
            <text:p text:style-name="P22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9">Митинги 1-1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0%</text:p>
          </table:table-cell>
          <table:table-cell table:style-name="Таблица1.A2" office:value-type="string">
            <text:p text:style-name="P9">2 час / <text:span text:style-name="T5">0 часов</text:span></text:p>
          </table:table-cell>
          <table:table-cell table:style-name="Таблица1.E15" office:value-type="string">
            <text:p text:style-name="P22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1">Собеседования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50%</text:p>
          </table:table-cell>
          <table:table-cell table:style-name="Таблица1.A2" office:value-type="string">
            <text:p text:style-name="P9">2 часа / <text:span text:style-name="T5">3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Совещание по ценностям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1">2 часа / <text:span text:style-name="T5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15">
            <text:p text:style-name="P9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15" office:value-type="string">
            <text:p text:style-name="P11"/>
          </table:table-cell>
        </table:table-row>
      </table:table>
      <text:p text:style-name="P2"/>
      <text:p text:style-name="P3">Внеплановые задачи за 2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23">Собеседования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час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6">3</text:span> час<text:span text:style-name="T6">а</text:span>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11">Просмотр резюме потенциальных кандидатов.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час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23">Исследовательская работа по Blazemeter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6 <text:span text:style-name="T2">часов</text:span>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24">Митинги по Blazemeter</text:p>
          </table:table-cell>
          <table:table-cell table:style-name="Таблица2.B2" office:value-type="percentage" office:value="1">
            <text:p text:style-name="P16">100%</text:p>
          </table:table-cell>
          <table:table-cell table:style-name="Таблица2.B2" office:value-type="percentage" office:value="1">
            <text:p text:style-name="P17">100%</text:p>
          </table:table-cell>
          <table:table-cell table:style-name="Таблица2.A2" office:value-type="string">
            <text:p text:style-name="P17">1 час</text:p>
          </table:table-cell>
          <table:table-cell table:style-name="Таблица2.E6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2">
            <text:p text:style-name="P11">03/<text:span text:style-name="T7">12</text:span>/17</text:p>
          </table:table-cell>
          <table:table-cell table:style-name="Таблица4.A2" office:value-type="string">
            <text:p text:style-name="P11">200 часов</text:p>
          </table:table-cell>
          <table:table-cell table:style-name="Таблица4.E16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25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07">
            <text:p text:style-name="P11">03/<text:span text:style-name="T7">07</text:span>/17</text:p>
          </table:table-cell>
          <table:table-cell table:style-name="Таблица4.A2" office:value-type="string">
            <text:p text:style-name="P11">2 час<text:span text:style-name="T7">а</text:span></text:p>
          </table:table-cell>
          <table:table-cell table:style-name="Таблица4.E16" office:value-type="string">
            <text:p text:style-name="P2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09">
            <text:p text:style-name="P11">03/0<text:span text:style-name="T7">9</text:span>/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16" office:value-type="string">
            <text:p text:style-name="P11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12">
            <text:p text:style-name="P11">03/<text:span text:style-name="T7">12</text:span>/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6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7">С</text:span>татья <text:span text:style-name="T7">по OCSP </text:span>для Blazemeter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07">
            <text:p text:style-name="P11">03/0<text:span text:style-name="T7">7</text:span>/17</text:p>
          </table:table-cell>
          <table:table-cell table:style-name="Таблица4.A2" office:value-type="string">
            <text:p text:style-name="P11"><text:span text:style-name="T7">6</text:span> часов</text:p>
          </table:table-cell>
          <table:table-cell table:style-name="Таблица4.E16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В<text:span text:style-name="T7">стреча с Иваном Васильевичем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06">
            <text:p text:style-name="P11">0<text:span text:style-name="T7">3</text:span>/<text:span text:style-name="T7">06</text:span>/17</text:p>
          </table:table-cell>
          <table:table-cell table:style-name="Таблица4.A2" office:value-type="string">
            <text:p text:style-name="P11">1<text:span text:style-name="T1"> </text:span>час</text:p>
          </table:table-cell>
          <table:table-cell table:style-name="Таблица4.E16" office:value-type="string">
            <text:p text:style-name="P11">Фирсанов К.А.</text:p>
            <text:p text:style-name="P25">Орехов И.В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10">
            <text:p text:style-name="P11">03/<text:span text:style-name="T7">10</text:span>/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16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ить ПИР для младших тестировщиков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06">
            <text:p text:style-name="P11">03/0<text:span text:style-name="T7">6</text:span>/17</text:p>
          </table:table-cell>
          <table:table-cell table:style-name="Таблица4.A2" office:value-type="string">
            <text:p text:style-name="P9"><text:span text:style-name="T2">2</text:span> <text:span text:style-name="T2">часа</text:span></text:p>
          </table:table-cell>
          <table:table-cell table:style-name="Таблица4.E16" office:value-type="string">
            <text:p text:style-name="P11">Фирсанов К.А. <text:s/>Сёмочкин А. Матвеев Д.</text:p>
          </table:table-cell>
        </table:table-row>
        <table:table-row table:style-name="Таблица4.1">
          <table:table-cell table:style-name="Таблица4.A2" office:value-type="string">
            <text:p text:style-name="P11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1">
            <text:p text:style-name="P11">03/<text:span text:style-name="T7">11</text:span>/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16" office:value-type="string">
            <text:p text:style-name="P11">Фирсанов К.А.</text:p>
            <text:p text:style-name="P11">Мазур Р. Михайлов М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ить инструкцию по оценке тестирования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2">
            <text:p text:style-name="P11">03/<text:span text:style-name="T7">12</text:span>/17</text:p>
          </table:table-cell>
          <table:table-cell table:style-name="Таблица4.A2" office:value-type="string">
            <text:p text:style-name="P9"><text:span text:style-name="T2">8</text:span> ча<text:span text:style-name="T2">сов</text:span></text:p>
          </table:table-cell>
          <table:table-cell table:style-name="Таблица4.E16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9">Митинги 1-1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0">
            <text:p text:style-name="P11">03/<text:span text:style-name="T7">10</text:span>/17</text:p>
          </table:table-cell>
          <table:table-cell table:style-name="Таблица4.A2" office:value-type="string">
            <text:p text:style-name="P9">2 часа</text:p>
          </table:table-cell>
          <table:table-cell table:style-name="Таблица4.E16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5">Базовая кафедра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09">
            <text:p text:style-name="P11">03/0<text:span text:style-name="T7">9</text:span>/17</text:p>
          </table:table-cell>
          <table:table-cell table:style-name="Таблица4.A2" office:value-type="string">
            <text:p text:style-name="P9"><text:span text:style-name="T7">8</text:span> час<text:span text:style-name="T7">ов</text:span></text:p>
          </table:table-cell>
          <table:table-cell table:style-name="Таблица4.E16" office:value-type="string">
            <text:p text:style-name="P11">Фирсанов К.А.</text:p>
            <text:p text:style-name="P20">Шепелева Ю.</text:p>
          </table:table-cell>
        </table:table-row>
        <table:table-row table:style-name="Таблица4.14">
          <table:table-cell table:style-name="Таблица4.A2" office:value-type="string">
            <text:p text:style-name="P25">Премиальная тестировщиков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07">
            <text:p text:style-name="P11">03/0<text:span text:style-name="T7">7</text:span>/17</text:p>
          </table:table-cell>
          <table:table-cell table:style-name="Таблица4.A2" office:value-type="string">
            <text:p text:style-name="P11"><text:span text:style-name="T7">3</text:span> часа</text:p>
          </table:table-cell>
          <table:table-cell table:style-name="Таблица4.E16" office:value-type="string">
            <text:p text:style-name="P25">Фирсанов К.А.</text:p>
          </table:table-cell>
        </table:table-row>
        <table:table-row table:style-name="Таблица4.15">
          <table:table-cell table:style-name="Таблица4.A2" office:value-type="string">
            <text:p text:style-name="P25">Подготовка к webinar Blazemeter</text:p>
          </table:table-cell>
          <table:table-cell table:style-name="Таблица4.B2" office:value-type="percentage" office:value="1">
            <text:p text:style-name="P18">100%</text:p>
          </table:table-cell>
          <table:table-cell table:style-name="Таблица4.C2" office:value-type="date" office:date-value="2017-03-12">
            <text:p text:style-name="P25">03/12/17</text:p>
          </table:table-cell>
          <table:table-cell table:style-name="Таблица4.A2" office:value-type="string">
            <text:p text:style-name="P18">8 часов</text:p>
          </table:table-cell>
          <table:table-cell table:style-name="Таблица4.E16" office:value-type="string">
            <text:p text:style-name="P25">Фирсанов К.А. Жиряков Е.</text:p>
          </table:table-cell>
        </table:table-row>
        <table:table-row table:style-name="Таблица4.15">
          <table:table-cell table:style-name="Таблица4.A2" office:value-type="string">
            <text:p text:style-name="P25">Подготовка video training для Blazemeter</text:p>
          </table:table-cell>
          <table:table-cell table:style-name="Таблица4.B2" office:value-type="percentage" office:value="0.5">
            <text:p text:style-name="P18">50%</text:p>
          </table:table-cell>
          <table:table-cell table:style-name="Таблица4.C2" office:value-type="date" office:date-value="2017-03-10">
            <text:p text:style-name="P25">03/10/17</text:p>
          </table:table-cell>
          <table:table-cell table:style-name="Таблица4.A2" office:value-type="string">
            <text:p text:style-name="P18">6 часов</text:p>
          </table:table-cell>
          <table:table-cell table:style-name="Таблица4.E16" office:value-type="string">
            <text:p text:style-name="P25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3-06T14:11:12.933438616</dc:date>
    <meta:editing-cycles>61</meta:editing-cycles>
    <meta:editing-duration>PT22H6M35S</meta:editing-duration>
    <meta:generator>LibreOffice/4.2.8.2$Linux_X86_64 LibreOffice_project/420m0$Build-2</meta:generator>
    <meta:document-statistic meta:table-count="4" meta:image-count="0" meta:object-count="0" meta:page-count="4" meta:paragraph-count="176" meta:word-count="435" meta:character-count="2682" meta:non-whitespace-character-count="2421"/>
  </office:meta>
</office:document-meta>
</file>